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D600000172F21052C1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fo:min-height="1.27cm"/>
    </style:style>
    <style:style style:name="gr3" style:family="graphic" style:parent-style-name="standard">
      <style:graphic-properties draw:stroke="none" svg:stroke-color="#000000" draw:fill="none" draw:fill-color="#ffffff" fo:min-height="0.635cm"/>
    </style:style>
    <style:style style:name="gr4" style:family="graphic" style:parent-style-name="standard">
      <style:graphic-properties draw:stroke="none" svg:stroke-color="#000000" draw:fill="none" draw:fill-color="#ffffff" fo:min-height="2.54cm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style:text-properties fo:color="#0000ff"/>
    </style:style>
    <style:style style:name="P4" style:family="paragraph">
      <style:text-properties fo:color="#ff000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ff"/>
    </style:style>
    <style:style style:name="T3" style:family="text">
      <style:text-properties fo:color="#ff0000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2.225cm" svg:height="15.24cm" svg:x="2.905cm" svg:y="2.2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4cm" svg:height="10.16cm" svg:x="6.432cm" svg:y="7.3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4cm" svg:height="10.16cm" svg:x="13.709cm" svg:y="7.3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4cm" svg:height="2.54cm" svg:x="9.255cm" svg:y="2.2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4cm" svg:height="2.54cm" svg:x="12.43cm" svg:y="2.2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35cm" svg:height="3.175cm" svg:x="17.51cm" svg:y="12.4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4cm" svg:height="0.635cm" svg:x="20.685cm" svg:y="2.27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7.62cm" svg:height="1.52cm" svg:x="20.32cm" svg:y="18.145cm">
          <draw:text-box>
            <text:p><text:span text:style-name="T1">C6 Laboratory</text:span></text:p>
          </draw:text-box>
        </draw:frame>
        <draw:frame draw:style-name="gr3" draw:layer="layout" svg:width="2.54cm" svg:height="1.038cm" svg:x="21.12cm" svg:y="2.002cm">
          <draw:text-box>
            <text:p>door</text:p>
          </draw:text-box>
        </draw:frame>
        <draw:frame draw:style-name="gr4" draw:text-style-name="P3" draw:layer="layout" svg:width="3.81cm" svg:height="2.79cm" svg:x="2.905cm" svg:y="3.97cm">
          <draw:text-box>
            <text:p><text:span text:style-name="T2">MN3</text:span></text:p>
            <text:p><text:span text:style-name="T2">6.56</text:span></text:p>
          </draw:text-box>
        </draw:frame>
        <draw:frame draw:style-name="gr4" draw:text-style-name="P3" draw:layer="layout" svg:width="3.81cm" svg:height="2.79cm" svg:x="9.455cm" svg:y="3.91cm">
          <draw:text-box>
            <text:p><text:span text:style-name="T2">MN2</text:span></text:p>
            <text:p><text:span text:style-name="T2">6.58</text:span></text:p>
          </draw:text-box>
        </draw:frame>
        <draw:frame draw:style-name="gr4" draw:text-style-name="P3" draw:layer="layout" svg:width="3.81cm" svg:height="2.79cm" svg:x="18.045cm" svg:y="4.06cm">
          <draw:text-box>
            <text:p><text:span text:style-name="T2">MN1</text:span></text:p>
            <text:p><text:span text:style-name="T2">5.91</text:span></text:p>
          </draw:text-box>
        </draw:frame>
        <draw:frame draw:style-name="gr4" draw:text-style-name="P3" draw:layer="layout" svg:width="3.81cm" svg:height="2.79cm" svg:x="3.568cm" svg:y="13.47cm">
          <draw:text-box>
            <text:p><text:span text:style-name="T2">MN4</text:span></text:p>
            <text:p><text:span text:style-name="T2">5.96</text:span></text:p>
          </draw:text-box>
        </draw:frame>
        <draw:frame draw:style-name="gr4" draw:text-style-name="P3" draw:layer="layout" svg:width="3.81cm" svg:height="2.79cm" svg:x="14.1cm" svg:y="13.53cm">
          <draw:text-box>
            <text:p><text:span text:style-name="T2">MN5</text:span></text:p>
            <text:p><text:span text:style-name="T2">2.12</text:span></text:p>
          </draw:text-box>
        </draw:frame>
        <draw:frame draw:style-name="gr4" draw:text-style-name="P4" draw:layer="layout" svg:width="3.81cm" svg:height="2.79cm" svg:x="18.21cm" svg:y="13.43cm">
          <draw:text-box>
            <text:p><text:span text:style-name="T3">BS</text:span></text:p>
            <text:p><text:span text:style-name="T3">111.111</text:span></text:p>
          </draw:text-box>
        </draw:frame>
        <draw:frame draw:style-name="gr5" draw:text-style-name="P1" draw:layer="layout" svg:width="3.08cm" svg:height="2.43cm" svg:x="20.285cm" svg:y="12.73cm">
          <draw:image xlink:href="Pictures/10000201000001D600000172F21052C1.png" xlink:type="simple" xlink:show="embed" xlink:actuate="onLoad">
            <text:p/>
          </draw:image>
        </draw:frame>
        <draw:frame draw:style-name="gr5" draw:text-style-name="P1" draw:layer="layout" svg:width="3.08cm" svg:height="2.43cm" svg:x="13.446cm" svg:y="15.154cm">
          <draw:image xlink:href="Pictures/10000201000001D600000172F21052C1.png" xlink:type="simple" xlink:show="embed" xlink:actuate="onLoad">
            <text:p/>
          </draw:image>
        </draw:frame>
        <draw:frame draw:style-name="gr5" draw:text-style-name="P1" draw:layer="layout" svg:width="3.08cm" svg:height="2.43cm" svg:x="3.105cm" svg:y="15.07cm">
          <draw:image xlink:href="Pictures/10000201000001D600000172F21052C1.png" xlink:type="simple" xlink:show="embed" xlink:actuate="onLoad">
            <text:p/>
          </draw:image>
        </draw:frame>
        <draw:frame draw:style-name="gr5" draw:text-style-name="P1" draw:layer="layout" svg:width="3.08cm" svg:height="2.43cm" svg:x="17.405cm" svg:y="1.545cm">
          <draw:image xlink:href="Pictures/10000201000001D600000172F21052C1.png" xlink:type="simple" xlink:show="embed" xlink:actuate="onLoad">
            <text:p/>
          </draw:image>
        </draw:frame>
        <draw:frame draw:style-name="gr5" draw:text-style-name="P1" draw:layer="layout" svg:width="3.08cm" svg:height="2.43cm" svg:x="8.915cm" svg:y="1.57cm">
          <draw:image xlink:href="Pictures/10000201000001D600000172F21052C1.png" xlink:type="simple" xlink:show="embed" xlink:actuate="onLoad">
            <text:p/>
          </draw:image>
        </draw:frame>
        <draw:frame draw:style-name="gr5" draw:text-style-name="P1" draw:layer="layout" svg:width="3.08cm" svg:height="2.43cm" svg:x="2.605cm" svg:y="1.67cm">
          <draw:image xlink:href="Pictures/10000201000001D600000172F21052C1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none" draw:fill-color="#99cc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1-02-23T18:36:13</meta:creation-date>
    <dc:date>2011-03-16T13:04:15</dc:date>
    <meta:editing-duration>PT00H10M23S</meta:editing-duration>
    <meta:editing-cycles>2</meta:editing-cycles>
    <meta:generator>OpenOffice.org/3.0$Linux OpenOffice.org_project/300m15$Build-9379</meta:generator>
    <meta:document-statistic meta:object-count="21"/>
    <meta:user-defined meta:name="Info 1"/>
    <meta:user-defined meta:name="Info 2"/>
    <meta:user-defined meta:name="Info 3"/>
    <meta:user-defined meta:name="Info 4"/>
  </office:meta>
</office:document-meta>
</file>